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top" draw:auto-grow-height="false" fo:min-height="8.018cm" fo:min-width="4.327cm"/>
      <style:paragraph-properties style:writing-mode="lr-tb"/>
    </style:style>
    <style:style style:name="gr2" style:family="graphic" style:parent-style-name="standard">
      <style:graphic-properties draw:fill-color="#5983b0" draw:textarea-horizontal-align="justify" draw:textarea-vertical-align="top" draw:auto-grow-height="false" fo:min-height="10.283cm" fo:min-width="14.381cm"/>
      <style:paragraph-properties style:writing-mode="lr-tb"/>
    </style:style>
    <style:style style:name="gr3" style:family="graphic" style:parent-style-name="standard">
      <style:graphic-properties draw:fill-color="#2a6099" draw:textarea-horizontal-align="justify" draw:textarea-vertical-align="top" draw:auto-grow-height="false" fo:min-height="4.47cm" fo:min-width="11.356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38cm" fo:min-width="2.744cm"/>
      <style:paragraph-properties style:writing-mode="lr-tb"/>
    </style:style>
    <style:style style:name="gr5" style:family="graphic" style:parent-style-name="standard">
      <style:graphic-properties draw:stroke-linejoin="round" draw:textarea-horizontal-align="justify" draw:textarea-vertical-align="top" draw:auto-grow-height="false" fo:min-height="3.38cm" fo:min-width="2.024cm"/>
      <style:paragraph-properties style:writing-mode="lr-tb"/>
    </style:style>
    <style:style style:name="gr6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5cm" fo:min-width="2.024cm"/>
      <style:paragraph-properties style:writing-mode="lr-tb"/>
    </style:style>
    <style:style style:name="gr7" style:family="graphic" style:parent-style-name="standard">
      <style:graphic-properties draw:fill-color="#2a6099" draw:textarea-horizontal-align="justify" draw:textarea-vertical-align="middle" draw:auto-grow-height="false" fo:min-height="0.475cm" fo:min-width="2.024cm"/>
      <style:paragraph-properties style:writing-mode="lr-tb"/>
    </style:style>
    <style:style style:name="gr8" style:family="graphic" style:parent-style-name="standard">
      <style:graphic-properties draw:fill-color="#2a6099" draw:textarea-horizontal-align="justify" draw:textarea-vertical-align="top" draw:auto-grow-height="false" fo:min-height="4.472cm" fo:min-width="11.42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top" draw:auto-grow-height="false" fo:min-height="3.381cm" fo:min-width="2.744cm"/>
      <style:paragraph-properties style:writing-mode="lr-tb"/>
    </style:style>
    <style:style style:name="gr10" style:family="graphic" style:parent-style-name="standard">
      <style:graphic-properties draw:stroke-linejoin="round" draw:textarea-horizontal-align="justify" draw:textarea-vertical-align="top" draw:auto-grow-height="false" fo:min-height="3.381cm" fo:min-width="2.024cm"/>
      <style:paragraph-properties style:writing-mode="lr-tb"/>
    </style:style>
    <style:style style:name="gr11" style:family="graphic" style:parent-style-name="standard">
      <style:graphic-properties draw:fill-color="#2a6099" draw:opacity="100%" draw:opacity-name="Transparency_20_2" draw:textarea-horizontal-align="justify" draw:textarea-vertical-align="middle" draw:auto-grow-height="false" fo:min-height="0.476cm" fo:min-width="2.02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top" draw:auto-grow-height="false" fo:min-height="14.295cm" fo:min-width="9.274cm"/>
      <style:paragraph-properties style:writing-mode="lr-tb"/>
    </style:style>
    <style:style style:name="gr13" style:family="graphic" style:parent-style-name="standard">
      <style:graphic-properties draw:fill-color="#2a6099" draw:textarea-horizontal-align="justify" draw:textarea-vertical-align="top" draw:auto-grow-height="false" fo:min-height="3.55cm" fo:min-width="3.25cm"/>
      <style:paragraph-properties style:writing-mode="lr-tb"/>
    </style:style>
    <style:style style:name="gr14" style:family="graphic" style:parent-style-name="standard">
      <style:graphic-properties draw:fill-color="#2a6099" draw:textarea-horizontal-align="justify" draw:textarea-vertical-align="top" draw:auto-grow-height="false" fo:min-height="10.55cm" fo:min-width="3.786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top" draw:auto-grow-height="false" fo:min-height="3.287cm" fo:min-width="3.25cm"/>
      <style:paragraph-properties style:writing-mode="lr-tb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251cm" fo:min-width="2.179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top" draw:auto-grow-height="false" fo:min-height="3.253cm" fo:min-width="3.25cm"/>
      <style:paragraph-properties style:writing-mode="lr-tb"/>
    </style:style>
    <style:style style:name="gr18" style:family="graphic" style:parent-style-name="standard">
      <style:graphic-properties draw:fill-color="#2a6099" draw:textarea-horizontal-align="justify" draw:textarea-vertical-align="middle" draw:auto-grow-height="false" fo:min-height="0.252cm" fo:min-width="2.179cm"/>
      <style:paragraph-properties style:writing-mode="lr-tb"/>
    </style:style>
    <style:style style:name="gr19" style:family="graphic" style:parent-style-name="standard">
      <style:graphic-properties draw:fill-color="#2a6099" draw:textarea-horizontal-align="justify" draw:textarea-vertical-align="top" draw:auto-grow-height="false" fo:min-height="1.512cm" fo:min-width="3.2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2.517cm" fo:min-width="3.291cm"/>
      <style:paragraph-properties style:writing-mode="lr-tb"/>
    </style:style>
    <style:style style:name="gr21" style:family="graphic" style:parent-style-name="standard" style:list-style-name="L1">
      <style:graphic-properties draw:opacity="0%" draw:textarea-horizontal-align="justify" draw:textarea-vertical-align="top" draw:auto-grow-height="false" fo:min-height="13.298cm" fo:min-width="4.857cm"/>
      <style:paragraph-properties style:writing-mode="lr-tb"/>
    </style:style>
    <style:style style:name="gr22" style:family="graphic" style:parent-style-name="standard">
      <style:graphic-properties draw:fill-color="#2a6099" draw:opacity="100%" draw:textarea-horizontal-align="justify" draw:textarea-vertical-align="top" draw:auto-grow-height="false" fo:min-height="4.264cm" fo:min-width="11.82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top" draw:auto-grow-height="false" fo:min-height="2.259cm" fo:min-width="2.179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top" draw:auto-grow-height="false" fo:min-height="2.258cm" fo:min-width="2.179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top" draw:auto-grow-height="false" fo:min-height="11.25cm" fo:min-width="12cm"/>
      <style:paragraph-properties style:writing-mode="lr-tb"/>
    </style:style>
    <style:style style:name="gr26" style:family="graphic" style:parent-style-name="standard">
      <style:graphic-properties svg:stroke-color="#3465a4" draw:fill-color="#3465a4" draw:textarea-horizontal-align="justify" draw:textarea-vertical-align="top" draw:auto-grow-height="false" fo:min-height="3.25cm" fo:min-width="3.5cm"/>
      <style:paragraph-properties style:writing-mode="lr-tb"/>
    </style:style>
    <style:style style:name="gr27" style:family="graphic" style:parent-style-name="standard">
      <style:graphic-properties draw:fill-color="#3465a4" draw:textarea-horizontal-align="justify" draw:textarea-vertical-align="top" draw:auto-grow-height="false" fo:min-height="3.25cm" fo:min-width="6.5cm"/>
      <style:paragraph-properties style:writing-mode="lr-tb"/>
    </style:style>
    <style:style style:name="gr28" style:family="graphic" style:parent-style-name="standard">
      <style:graphic-properties svg:stroke-color="#3465a4" draw:fill-color="#3465a4" draw:textarea-horizontal-align="justify" draw:textarea-vertical-align="top" draw:auto-grow-height="false" fo:min-height="0.75cm" fo:min-width="3.5cm"/>
      <style:paragraph-properties style:writing-mode="lr-tb"/>
    </style:style>
    <style:style style:name="gr29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0.25cm" fo:min-width="3.5cm"/>
      <style:paragraph-properties style:writing-mode="lr-tb"/>
    </style:style>
    <style:style style:name="gr30" style:family="graphic" style:parent-style-name="standard" style:list-style-name="L1">
      <style:graphic-properties draw:stroke="none" draw:fill-color="#2a6099" draw:textarea-horizontal-align="justify" draw:textarea-vertical-align="top" draw:auto-grow-height="false" fo:min-height="5.75cm" fo:min-width="3.5cm"/>
      <style:paragraph-properties style:writing-mode="lr-tb"/>
    </style:style>
    <style:style style:name="gr31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2" style:family="graphic" style:parent-style-name="standard" style:list-style-name="L1">
      <style:graphic-properties draw:stroke="none" draw:fill-color="#5983b0" draw:textarea-horizontal-align="justify" draw:textarea-vertical-align="top" draw:auto-grow-height="false" fo:min-height="1.25cm" fo:min-width="2.5cm"/>
      <style:paragraph-properties style:writing-mode="lr-tb"/>
    </style:style>
    <style:style style:name="gr33" style:family="graphic" style:parent-style-name="standard">
      <style:graphic-properties draw:stroke-linejoin="round" draw:textarea-horizontal-align="justify" draw:textarea-vertical-align="middle" draw:auto-grow-height="false" fo:min-height="3.38cm" fo:min-width="1cm"/>
      <style:paragraph-properties style:writing-mode="lr-tb"/>
    </style:style>
    <style:style style:name="gr34" style:family="graphic" style:parent-style-name="standard" style:list-style-name="L1">
      <style:graphic-properties draw:opacity="0%" draw:textarea-horizontal-align="justify" draw:textarea-vertical-align="top" draw:auto-grow-height="false" fo:min-height="0.25cm" fo:min-width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cm"/>
      <style:paragraph-properties style:writing-mode="lr-tb"/>
    </style:style>
    <style:style style:name="gr36" style:family="graphic" style:parent-style-name="standard">
      <style:graphic-properties draw:fill-color="#2a6099" draw:textarea-horizontal-align="justify" draw:textarea-vertical-align="middle" draw:auto-grow-height="false" fo:min-height="1.251cm" fo:min-width="2.679cm"/>
      <style:paragraph-properties style:writing-mode="lr-tb"/>
    </style:style>
    <style:style style:name="gr37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 style:writing-mode="lr-tb"/>
      <style:text-properties fo:font-size="15.1999998092651pt" fo:font-weight="bold" style:font-weight-asian="bold" style:font-weight-complex="bold"/>
    </style:style>
    <style:style style:name="P2" style:family="paragraph">
      <style:paragraph-properties fo:text-align="start" style:writing-mode="lr-tb"/>
      <style:text-properties fo:font-size="15.1999998092651pt" style:font-size-asian="12pt" style:font-size-complex="12pt"/>
    </style:style>
    <style:style style:name="P3" style:family="paragraph">
      <loext:graphic-properties draw:fill-color="#5983b0"/>
      <style:paragraph-properties fo:text-align="start" style:writing-mode="lr-tb"/>
      <style:text-properties fo:font-size="15.1999998092651pt" style:font-size-asian="12pt" style:font-size-complex="12pt"/>
    </style:style>
    <style:style style:name="P4" style:family="paragraph">
      <loext:graphic-properties draw:fill-color="#2a6099"/>
      <style:paragraph-properties fo:text-align="start" style:writing-mode="lr-tb"/>
      <style:text-properties fo:font-size="15.1999998092651pt" style:font-size-asian="12pt" style:font-size-complex="12pt"/>
    </style:style>
    <style:style style:name="P5" style:family="paragraph">
      <style:paragraph-properties fo:margin-left="0.3cm" fo:margin-right="0cm" fo:text-align="center" fo:text-indent="0cm" style:writing-mode="lr-tb"/>
      <style:text-properties fo:font-size="15.1999998092651pt"/>
    </style:style>
    <style:style style:name="P6" style:family="paragraph">
      <loext:graphic-properties draw:fill-color="#2a6099" draw:opacity="100%" draw:opacity-name="Transparency_20_2"/>
      <style:paragraph-properties fo:margin-left="0.3cm" fo:margin-right="0cm" fo:text-align="center" fo:text-indent="0cm" style:writing-mode="lr-tb"/>
      <style:text-properties fo:font-size="15.1999998092651pt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5.1999998092651pt"/>
    </style:style>
    <style:style style:name="P8" style:family="paragraph">
      <loext:graphic-properties draw:fill-color="#2a6099"/>
      <style:paragraph-properties fo:text-align="center" style:writing-mode="lr-tb"/>
      <style:text-properties fo:font-size="15.1999998092651pt"/>
    </style:style>
    <style:style style:name="P9" style:family="paragraph"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2a6099"/>
      <style:paragraph-properties fo:text-align="start" style:writing-mode="lr-tb"/>
      <style:text-properties fo:font-size="15.1999998092651pt" fo:font-weight="bold" style:font-size-asian="12pt" style:font-weight-asian="bold" style:font-size-complex="12pt" style:font-weight-complex="bold"/>
    </style:style>
    <style:style style:name="P11" style:family="paragraph"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2" style:family="paragraph">
      <loext:graphic-properties draw:fill-color="#2a6099" draw:opacity="100%" draw:opacity-name="Transparency_20_2"/>
      <style:paragraph-properties fo:margin-left="0.3cm" fo:margin-right="0cm" fo:margin-top="0cm" fo:margin-bottom="0cm" fo:line-height="100%" fo:text-align="center" fo:text-indent="0cm" style:writing-mode="lr-tb"/>
      <style:text-properties fo:font-size="15.1999998092651pt"/>
    </style:style>
    <style:style style:name="P13" style:family="paragraph">
      <style:paragraph-properties fo:text-align="start" style:writing-mode="lr-tb"/>
      <style:text-properties fo:font-size="15.1999998092651pt"/>
    </style:style>
    <style:style style:name="P14" style:family="paragraph">
      <loext:graphic-properties draw:fill-color="#2a6099"/>
      <style:paragraph-properties fo:text-align="start" style:writing-mode="lr-tb"/>
      <style:text-properties fo:font-size="15.1999998092651pt"/>
    </style:style>
    <style:style style:name="P15" style:family="paragraph">
      <style:paragraph-properties fo:text-align="start" style:writing-mode="lr-tb"/>
      <style:text-properties fo:font-size="15.1999998092651pt" style:font-size-asian="8pt" style:font-size-complex="8pt"/>
    </style:style>
    <style:style style:name="P16" style:family="paragraph">
      <style:paragraph-properties fo:text-align="center" style:writing-mode="lr-tb"/>
      <style:text-properties fo:font-size="15.1999998092651pt" style:font-size-asian="8pt" style:font-size-complex="8pt"/>
    </style:style>
    <style:style style:name="P17" style:family="paragraph">
      <loext:graphic-properties draw:fill-color="#2a6099"/>
      <style:paragraph-properties fo:text-align="center" style:writing-mode="lr-tb"/>
      <style:text-properties fo:font-size="15.1999998092651pt" style:font-size-asian="8pt" style:font-size-complex="8pt"/>
    </style:style>
    <style:style style:name="P18" style:family="paragraph">
      <style:paragraph-properties fo:text-align="start"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20" style:family="paragraph">
      <loext:graphic-properties draw:opacity="0%"/>
      <style:paragraph-properties fo:margin-left="0cm" fo:margin-right="0cm" fo:margin-top="0cm" fo:margin-bottom="0cm" fo:line-height="100%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.1999998092651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21" style:family="paragraph"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2" style:family="paragraph">
      <loext:graphic-properties draw:fill-color="#2a6099" draw:opacity="100%"/>
      <style:paragraph-properties fo:text-align="start" style:writing-mode="lr-tb"/>
      <style:text-properties fo:font-size="15.1999998092651pt" fo:font-weight="bold" style:font-size-asian="8pt" style:font-weight-asian="bold" style:font-size-complex="8pt" style:font-weight-complex="bold"/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5.1999998092651pt" fo:font-weight="bold" style:font-weight-asian="bold" style:font-weight-complex="bold"/>
    </style:style>
    <style:style style:name="P24" style:family="paragraph">
      <style:paragraph-properties fo:text-align="start" style:writing-mode="lr-tb"/>
      <style:text-properties fo:font-size="10pt" fo:font-weight="bold" style:font-size-asian="10pt" style:font-weight-asian="bold" style:font-size-complex="10pt" style:font-weight-complex="bold"/>
    </style:style>
    <style:style style:name="P25" style:family="paragraph">
      <style:paragraph-properties fo:text-align="start" style:writing-mode="lr-tb"/>
      <style:text-properties fo:font-size="10pt" style:font-size-asian="10pt" style:font-size-complex="10pt"/>
    </style:style>
    <style:style style:name="P26" style:family="paragraph">
      <loext:graphic-properties draw:fill-color="#3465a4"/>
      <style:paragraph-properties fo:text-align="start" style:writing-mode="lr-tb"/>
      <style:text-properties fo:font-size="10pt" style:font-size-asian="10pt" style:font-size-complex="10pt"/>
    </style:style>
    <style:style style:name="P27" style:family="paragraph">
      <style:paragraph-properties fo:text-align="start" style:writing-mode="lr-tb"/>
      <style:text-properties fo:font-size="6pt" style:font-size-asian="6pt" style:font-size-complex="6pt"/>
    </style:style>
    <style:style style:name="P28" style:family="paragraph">
      <loext:graphic-properties draw:fill-color="#3465a4"/>
      <style:paragraph-properties fo:text-align="start" style:writing-mode="lr-tb"/>
      <style:text-properties fo:font-size="6pt" style:font-size-asian="6pt" style:font-size-complex="6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-color="#2a6099"/>
      <style:paragraph-properties fo:margin-left="0cm" fo:margin-right="0cm" fo:margin-top="0cm" fo:margin-bottom="0cm" fo:line-height="100%" fo:text-align="start" fo:text-indent="0cm" style:writing-mode="lr-tb"/>
    </style:style>
    <style:style style:name="P31" style:family="paragraph">
      <loext:graphic-properties draw:fill-color="#5983b0"/>
      <style:paragraph-properties fo:margin-left="0cm" fo:margin-right="0cm" fo:margin-top="0cm" fo:margin-bottom="0cm" fo:line-height="100%" fo:text-align="start" fo:text-indent="0cm" style:writing-mode="lr-tb"/>
    </style:style>
    <style:style style:name="P32" style:family="paragraph">
      <style:paragraph-properties fo:text-align="center" style:writing-mode="lr-tb"/>
      <style:text-properties fo:font-size="15.1999998092651pt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4" style:family="paragraph">
      <style:paragraph-properties fo:text-align="center" style:writing-mode="lr-tb"/>
      <style:text-properties fo:font-size="8pt" style:font-size-asian="8pt" style:font-size-complex="8pt"/>
    </style:style>
    <style:style style:name="P35" style:family="paragraph">
      <loext:graphic-properties draw:fill-color="#2a6099"/>
      <style:paragraph-properties fo:text-align="center" style:writing-mode="lr-tb"/>
      <style:text-properties fo:font-size="8pt" style:font-size-asian="8pt" style:font-size-complex="8pt"/>
    </style:style>
    <style:style style:name="P36" style:family="paragraph">
      <loext:graphic-properties draw:fill-color="#ffffff"/>
      <style:paragraph-properties style:writing-mode="lr-tb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bold" style:font-size-asian="12pt" style:font-weight-asian="bold" style:font-size-complex="12pt" style:font-weight-complex="bold"/>
    </style:style>
    <style:style style:name="T3" style:family="text">
      <style:text-properties fo:font-size="8pt" style:font-size-asian="12pt" style:font-size-complex="12pt"/>
    </style:style>
    <style:style style:name="T4" style:family="text">
      <style:text-properties fo:font-size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fo:font-size="8pt" fo:font-weight="normal" style:font-weight-asian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4.827cm" svg:height="8.268cm" svg:x="0.673cm" svg:y="1.732cm">
          <text:p text:style-name="P1"><text:span text:style-name="T1">duration</text:span><text:span text:style-name="T1"><text:line-break/></text:span><text:span text:style-name="T1"><text:line-break/></text:span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881cm" svg:height="10.533cm" svg:x="6.119cm" svg:y="0.952cm">
          <text:p text:style-name="P2"><text:span text:style-name="T2">rawdata</text:span><text:span text:style-name="T3"><text:line-break/></text:span><text:span text:style-name="T3"><text:line-break/></text:span><text:span text:style-name="T3">holds</text:span><text:span text:style-name="T3"><text:line-break/></text:span><text:span text:style-name="T3">sites visited</text:span><text:span text:style-name="T3"><text:line-break/></text:span><text:span text:style-name="T3">number of </text:span></text:p>
          <text:p text:style-name="P2"><text:span text:style-name="T3">Bytes, tim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1.856cm" svg:height="4.72cm" svg:x="8.644cm" svg:y="1.316cm">
          <text:p text:style-name="P2"><text:span text:style-name="T2">example.org</text:span><text:span text:style-name="T3"><text:line-break/></text:span><text:span text:style-name="T3"><text:line-break/></text:span><text:span text:style-name="T3">an example of visited</text:span><text:span text:style-name="T3"><text:line-break/></text:span><text:span text:style-name="T3">sit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44cm" svg:height="3.63cm" svg:x="11.888cm" svg:y="2.042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2.524cm" svg:height="3.63cm" svg:x="15.496cm" svg:y="2.042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2.248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248cm" svg:y="4.584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.524cm" svg:height="0.725cm" svg:x="15.496cm" svg:y="3.494cm">
          <text:p text:style-name="P5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96cm" svg:y="4.584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11.928cm" svg:height="4.722cm" svg:x="8.572cm" svg:y="6.528cm">
          <text:p text:style-name="P9"><text:span text:style-name="T2">www1.example.or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3.244cm" svg:height="3.631cm" svg:x="11.816cm" svg:y="7.255cm">
          <text:p text:style-name="P1"><text:span text:style-name="T1">datace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2.524cm" svg:height="3.631cm" svg:x="15.424cm" svg:y="7.255cm">
          <text:p text:style-name="P1"><text:span text:style-name="T1">netwo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2.176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2.176cm" svg:y="9.521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layout" svg:width="2.524cm" svg:height="0.726cm" svg:x="15.424cm" svg:y="8.43cm">
          <text:p text:style-name="P11"><text:span text:style-name="T4">total (byt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2.524cm" svg:height="0.725cm" svg:x="15.424cm" svg:y="9.521cm">
          <text:p text:style-name="P7"><text:span text:style-name="T4">dots </text:span><text:span text:style-name="T4"><text:line-break/></text:span><text:span text:style-name="T4">(bytes ms indexed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9.774cm" svg:height="14.545cm" svg:x="21.226cm" svg:y="0.952cm">
          <text:p text:style-name="P2"><text:span text:style-name="T2">parameters</text:span><text:span text:style-name="T2"><text:line-break/></text:span><text:span text:style-name="T3"><text:line-break/></text:span><text:span text:style-name="T3">holds parameters such as user location, current kwh per bytes</text:span><text:span text:style-name="T3"><text:line-break/></text:span><text:span text:style-name="T3">(in the specified country)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draw:layer="layout" svg:width="3.75cm" svg:height="3.8cm" svg:x="21.429cm" svg:y="2.7cm">
          <text:p text:style-name="P13"><text:span text:style-name="T1">selectedRegion</text:span><text:span text:style-name="T4"><text:line-break/></text:span><text:span text:style-name="T4"/></text:p>
          <text:p text:style-name="P13"><text:span text:style-name="T4">id_in_translation</text:span><text:span text:style-name="T4"><text:line-break/></text:span><text:span text:style-name="T4">eg. regionChina, </text:span><text:span text:style-name="T4"><text:line-break/></text:span><text:span text:style-name="T4">regionFran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4.286cm" svg:height="10.8cm" svg:x="25.714cm" svg:y="2.7cm">
          <text:p text:style-name="P13"><text:span text:style-name="T1">regions</text:span><text:span text:style-name="T4"><text:line-break/></text:span><text:span text:style-name="T4"/></text:p>
          <text:p text:style-name="P13"><text:span text:style-name="T4">collection of region and </text:span></text:p>
          <text:p text:style-name="P13"><text:span text:style-name="T4">infos on it.</text:span><text:span text:style-name="T4"><text:line-break/></text:span><text:span text:style-name="T4"/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3.75cm" svg:height="3.537cm" svg:x="25.714cm" svg:y="4.463cm">
          <text:p text:style-name="P15"><text:span text:style-name="T5">id_in_translation</text:span></text:p>
          <text:p text:style-name="P15"><text:span text:style-name="T5"/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679cm" svg:height="0.501cm" svg:x="26.25cm" svg:y="4.965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75cm" svg:height="3.503cm" svg:x="25.75cm" svg:y="8.497cm">
          <text:p text:style-name="P18"><text:span text:style-name="T6">regionChina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2.679cm" svg:height="0.502cm" svg:x="26.286cm" svg:y="8.998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3.75cm" svg:height="1.762cm" svg:x="21.429cm" svg:y="6.738cm">
          <text:p text:style-name="P13"><text:span text:style-name="T1">lastRefresh</text:span><text:span text:style-name="T4"><text:line-break/></text:span><text:span text:style-name="T4"/></text:p>
          <text:p text:style-name="P13"><text:span text:style-name="T4">the last time that carbon</text:span><text:span text:style-name="T4"><text:line-break/></text:span><text:span text:style-name="T4">intensities have been</text:span><text:span text:style-name="T4"><text:line-break/></text:span><text:span text:style-name="T4">updated.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791cm" svg:height="2.767cm" svg:x="1cm" svg:y="11.233cm">
          <text:p text:style-name="P1"><text:span text:style-name="T1">analysisRunning</text:span></text:p>
          <text:p text:style-name="P1"><text:span text:style-name="T1"/></text:p>
          <text:p text:style-name="P1"><text:span text:style-name="T7">Did analysis is </text:span></text:p>
          <text:p text:style-name="P1"><text:span text:style-name="T7">Running currently running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5.357cm" svg:height="13.548cm" svg:x="0.535cm" svg:y="0.952cm">
          <text:p text:style-name="P19"><text:span text:style-name="T8">state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2.322cm" svg:height="4.514cm" svg:x="5.892cm" svg:y="11.986cm">
          <text:p text:style-name="P21"><text:span text:style-name="T9">pref</text:span><text:span text:style-name="T9"><text:line-break/></text:span><text:span text:style-name="T6"><text:line-break/></text:span><text:span text:style-name="T6">general preferences for user :</text:span><text:span text:style-name="T6"><text:line-break/></text:span><text:span text:style-name="T6">eg </text:span></text:p>
          <text:p text:style-name="P21"><text:span text:style-name="T6"><text:tab/></text:span><text:span text:style-name="T6">auto refresh, <text:s text:c="26"/></text:span><text:span text:style-name="T6"><text:tab/></text:span><text:span text:style-name="T6">daemon.changes.auto_refresh</text:span><text:span text:style-name="T6"><text:line-break/></text:span><text:span text:style-name="T6"> <text:s text:c="15"/>refresh ms, <text:s text:c="28"/></text:span><text:span text:style-name="T6"><text:tab/></text:span><text:span text:style-name="T6">daemon.changes.msBetweenChanges</text:span><text:span text:style-name="T6"><text:line-break/></text:span><text:span text:style-name="T6"><text:tab/></text:span><text:span text:style-name="T6">daemon refresh speed</text:span><text:span text:style-name="T6"><text:tab/></text:span><text:span text:style-name="T6"><text:tab/></text:span><text:span text:style-name="T6">daemon.changes.loopMs</text:span></text:p>
          <text:p text:style-name="P21"><text:span text:style-name="T10"><text:tab/></text:span><text:span text:style-name="T6"> </text:span><text:span text:style-name="T6">daemon download refresh speed</text:span><text:span text:style-name="T6"><text:tab/></text:span><text:span text:style-name="T6">daemon.download.loopMs</text:span><text:span text:style-name="T6"><text:line-break/></text:span><text:span text:style-name="T6"><text:tab/></text:span><text:span text:style-name="T6">selected region, <text:s text:c="21"/></text:span><text:span text:style-name="T6"><text:tab/></text:span><text:span text:style-name="T6">analysis.selectedRegion</text:span></text:p>
          <text:p text:style-name="P21"><text:span text:style-name="T6"><text:tab/></text:span><text:span text:style-name="T6">refresh carbon interval <text:s text:c="11"/></text:span><text:span text:style-name="T6"><text:tab/></text:span><text:span text:style-name="T6">analysis.carbonIntensity.refreshMs</text:span><text:span text:style-name="T6"><text:line-break/></text:span><text:span text:style-name="T6"><text:tab/></text:span><text:span text:style-name="T6">min ms between two data update <text:s text:c="9"/>tab.data.update.minMs</text:span><text:span text:style-name="T6"><text:line-break/></text:span><text:span text:style-name="T6"><text:tab/></text:span><text:span text:style-name="T6">remove animation <text:s text:c="33"/>tab.animate</text:span><text:span text:style-name="T6"><text:line-break/></text:span><text:span text:style-name="T6"> <text:s text:c="15"/>show debug info</text:span><text:span text:style-name="T6"><text:tab/></text:span><text:span text:style-name="T6"><text:tab/></text:span><text:span text:style-name="T6"><text:tab/></text:span><text:span text:style-name="T6">debug</text:span></text:p>
          <text:p text:style-name="P21"><text:span text:style-name="T6"><text:s text:c="15"/></text:span><text:span text:style-name="T6"><text:line-break/></text:span><text:span text:style-name="T6"> <text:s text:c="14"/></text:span>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679cm" svg:height="2.509cm" svg:x="8.571cm" svg:y="3.527cm">
          <text:p text:style-name="P1"><text:span text:style-name="T1">attentionTime</text:span></text:p>
          <text:p text:style-name="P1"><text:span text:style-name="T7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3" draw:layer="layout" svg:width="2.679cm" svg:height="2.508cm" svg:x="8.571cm" svg:y="8.741cm">
          <text:p text:style-name="P23"><text:span text:style-name="T11">attentionTime</text:span><text:span text:style-name="T11"><text:line-break/></text:span><text:span text:style-name="T7">(en m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4" draw:layer="layout" svg:width="12.5cm" svg:height="11.5cm" svg:x="6cm" svg:y="17.5cm">
          <text:p text:style-name="P24"><text:span text:style-name="T12">stats</text:span></text:p>
          <draw:enhanced-geometry svg:viewBox="0 0 21600 21600" draw:type="rectangle" draw:enhanced-path="M 0 0 L 21600 0 21600 21600 0 21600 0 0 Z N"/>
        </draw:custom-shape>
        <draw:custom-shape draw:style-name="gr26" draw:text-style-name="P26" draw:layer="layout" svg:width="4cm" svg:height="3.5cm" svg:x="6.5cm" svg:y="19cm">
          <text:p text:style-name="P25"><text:span text:style-name="T12">stats</text:span></text:p>
          <text:p text:style-name="P25"><text:span text:style-name="T12"/></text:p>
          <text:p text:style-name="P25"><text:span text:style-name="T13">total</text:span></text:p>
          <text:p text:style-name="P25"><text:span text:style-name="T13">totalDataCenter</text:span></text:p>
          <text:p text:style-name="P25"><text:span text:style-name="T13">totalNetwork</text:span></text:p>
          <text:p text:style-name="P25"><text:span text:style-name="T13">highestStats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7cm" svg:height="3.5cm" svg:x="11cm" svg:y="19cm">
          <text:p text:style-name="P25"><text:span text:style-name="T12">equivalence</text:span></text:p>
          <text:p text:style-name="P25"><text:span text:style-name="T12"/></text:p>
          <text:p text:style-name="P25"><text:span text:style-name="T13">duration <text:s text:c="2"/>KwhDataCenterTotal </text:span></text:p>
          <text:p text:style-name="P25"><text:span text:style-name="T13">GESDataCenterTotal </text:span></text:p>
          <text:p text:style-name="P25"><text:span text:style-name="T13"><text:s text:c="8"/></text:span><text:span text:style-name="T13">KwhNetworkTotal <text:s/>GESNetworkTotal</text:span></text:p>
          <text:p text:style-name="P25"><text:span text:style-name="T13"><text:s text:c="8"/></text:span><text:span text:style-name="T13">KwhDeviceTotal <text:s text:c="2"/>GESDeviceTotal</text:span></text:p>
          <text:p text:style-name="P25"><text:span text:style-name="T13"><text:s text:c="8"/></text:span><text:span text:style-name="T13">KwhTotal gCO2Total kmByCar</text:span></text:p>
          <text:p text:style-name="P25"><text:span text:style-name="T13">chargedSmartphones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4cm" svg:height="1cm" svg:x="6.5cm" svg:y="23cm">
          <text:p text:style-name="P27"><text:span text:style-name="T14">bytes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4cm" svg:height="1cm" svg:x="6.5cm" svg:y="24.5cm">
          <text:p text:style-name="P27"><text:span text:style-name="T14">bytesNetwork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4cm" svg:height="1cm" svg:x="11cm" svg:y="23cm">
          <text:p text:style-name="P27"><text:span text:style-name="T14">electricityDataCenterObjectForm</text:span></text:p>
          <draw:enhanced-geometry svg:viewBox="0 0 21600 21600" draw:type="rectangle" draw:enhanced-path="M 0 0 L 21600 0 21600 21600 0 21600 0 0 Z N"/>
        </draw:custom-shape>
        <draw:custom-shape draw:style-name="gr28" draw:text-style-name="P28" draw:layer="layout" svg:width="4cm" svg:height="1cm" svg:x="11cm" svg:y="24.5cm">
          <text:p text:style-name="P27"><text:span text:style-name="T14">electricityNetworkObjectForm</text:span></text:p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4cm" svg:height="0.5cm" svg:x="1cm" svg:y="2.5cm">
          <text:p text:style-name="P29"><text:span text:style-name="T1">total <text:s/></text:span><text:span text:style-name="T7">(in minutes)</text:span></text:p>
          <text:p text:style-name="P29"><text:span text:style-name="T1"/></text:p>
          <draw:enhanced-geometry svg:viewBox="0 0 21600 21600" draw:type="rectangle" draw:enhanced-path="M 0 0 L 21600 0 21600 21600 0 21600 0 0 Z N"/>
        </draw:custom-shape>
        <draw:custom-shape draw:style-name="gr30" draw:text-style-name="P30" draw:layer="layout" svg:width="4cm" svg:height="6cm" svg:x="1cm" svg:y="3.5cm">
          <text:p text:style-name="P29"><text:span text:style-name="T1">set</text:span></text:p>
          <text:p text:style-name="P29"><text:span text:style-name="T7">set of duration, indexed by </text:span></text:p>
          <text:p text:style-name="P29"><text:span text:style-name="T7">timestamp start</text:span></text:p>
          <draw:enhanced-geometry svg:viewBox="0 0 21600 21600" draw:type="rectangle" draw:enhanced-path="M 0 0 L 21600 0 21600 21600 0 21600 0 0 Z N"/>
        </draw:custom-shape>
        <draw:custom-shape draw:style-name="gr31" draw:text-style-name="P31" draw:layer="layout" svg:width="3cm" svg:height="1.5cm" svg:x="1.5cm" svg:y="5cm">
          <text:p text:style-name="P29"><text:span text:style-name="T1">dura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31" draw:layer="layout" svg:width="3cm" svg:height="1.5cm" svg:x="1.5cm" svg:y="7cm">
          <text:p text:style-name="P29"><text:span text:style-name="T1">kWh</text:span></text:p>
          <draw:enhanced-geometry svg:viewBox="0 0 21600 21600" draw:type="rectangle" draw:enhanced-path="M 0 0 L 21600 0 21600 21600 0 21600 0 0 Z N"/>
        </draw:custom-shape>
        <draw:custom-shape draw:style-name="gr33" draw:text-style-name="P32" draw:layer="layout" svg:width="1.5cm" svg:height="3.63cm" svg:x="18.5cm" svg:y="2cm">
          <text:p text:style-name="P32"><text:span text:style-name="T1">ecoindex</text:span><text:span text:style-name="T1"><text:line-break/></text:span><text:span text:style-name="T7">{}{}</text:span></text:p>
          <text:p text:style-name="P32"><text:span text:style-name="T7">UrlOrigin,</text:span><text:span text:style-name="T7"><text:line-break/></text:span><text:span text:style-name="T7">timestamp</text:span><text:span text:style-name="T7"><text:line-break/></text:span><text:span text:style-name="T7">ecoindex</text:span><text:span text:style-name="T7"><text:line-break/></text:span><text:span text:style-name="T7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2" draw:layer="layout" svg:width="1.5cm" svg:height="3.63cm" svg:x="18.5cm" svg:y="7.37cm">
          <text:p text:style-name="P32"><text:span text:style-name="T1">ecoindex</text:span><text:span text:style-name="T1"><text:line-break/></text:span><text:span text:style-name="T7">{}{}</text:span></text:p>
          <text:p text:style-name="P32"><text:span text:style-name="T7">UrlOrigin,</text:span><text:span text:style-name="T7"><text:line-break/></text:span><text:span text:style-name="T7">timestamp</text:span><text:span text:style-name="T7"><text:line-break/></text:span><text:span text:style-name="T7">ecoindex</text:span><text:span text:style-name="T7"><text:line-break/></text:span><text:span text:style-name="T7">valu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0.5cm" svg:height="0.5cm" svg:x="0.5cm" svg:y="21.5cm">
          <text:p/>
          <draw:enhanced-geometry svg:viewBox="0 0 21600 21600" draw:mirror-vertical="true" draw:type="rectangle" draw:enhanced-path="M 0 0 L 21600 0 21600 21600 0 21600 0 0 Z N"/>
        </draw:custom-shape>
        <draw:frame draw:style-name="gr35" draw:text-style-name="P33" draw:layer="layout" svg:width="2.53cm" svg:height="0.569cm" svg:x="1.456cm" svg:y="21.431cm">
          <draw:text-box>
            <text:p><text:span text:style-name="T5">= virtual storage</text:span></text:p>
          </draw:text-box>
        </draw:frame>
        <draw:custom-shape draw:style-name="gr36" draw:text-style-name="P35" draw:layer="layout" svg:width="3.179cm" svg:height="1.501cm" svg:x="26cm" svg:y="6cm">
          <text:p text:style-name="P34"><text:span text:style-name="T5">d3 geometry</text:span>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2.679cm" svg:height="0.501cm" svg:x="26.25cm" svg:y="4.965cm">
          <text:p text:style-name="P16"><text:span text:style-name="T5">carbon intensity</text:span></text:p>
          <draw:enhanced-geometry svg:viewBox="0 0 21600 21600" draw:type="rectangle" draw:enhanced-path="M 0 0 L 21600 0 21600 21600 0 21600 0 0 Z N"/>
        </draw:custom-shape>
        <draw:custom-shape draw:style-name="gr36" draw:text-style-name="P35" draw:layer="layout" svg:width="3.179cm" svg:height="1.501cm" svg:x="26cm" svg:y="10cm">
          <text:p text:style-name="P34"><text:span text:style-name="T5">d3 geometr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7" draw:layer="layout" svg:width="19.798cm" svg:height="11.136cm" svg:x="0.6cm" svg:y="2.257cm" draw:page-number="1" presentation:class="page"/>
          <draw:frame presentation:style-name="pr1" draw:text-style-name="P3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1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759cm" fo:margin-bottom="0cm" fo:text-indent="0cm"/>
      <style:text-properties fo:font-size="53.2999992370606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571cm" fo:margin-bottom="0cm" fo:text-indent="0cm"/>
      <style:text-properties fo:font-size="45.700000762939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378cm" fo:margin-bottom="0cm" fo:text-indent="0cm"/>
      <style:text-properties fo:font-size="38.099998474121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88cm" fo:margin-bottom="0cm" fo:text-indent="0cm"/>
      <style:text-properties fo:font-size="38.099998474121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3.800003051757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cm" fo:page-height="30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7.575cm" svg:height="7.575cm" svg:x="1.712cm" svg:y="2.485cm"/>
      <draw:page-thumbnail draw:layer="backgroundobjects" svg:width="7.575cm" svg:height="7.575cm" svg:x="1.712cm" svg:y="11.061cm"/>
      <draw:page-thumbnail draw:layer="backgroundobjects" svg:width="7.575cm" svg:height="7.575cm" svg:x="1.712cm" svg:y="19.637cm"/>
      <draw:page-thumbnail draw:layer="backgroundobjects" svg:width="7.575cm" svg:height="7.575cm" svg:x="11.712cm" svg:y="2.485cm"/>
      <draw:page-thumbnail draw:layer="backgroundobjects" svg:width="7.575cm" svg:height="7.575cm" svg:x="11.712cm" svg:y="11.061cm"/>
      <draw:page-thumbnail draw:layer="backgroundobjects" svg:width="7.575cm" svg:height="7.575cm" svg:x="11.712cm" svg:y="19.637cm"/>
    </style:handout-master>
    <style:master-page style:name="Standard" style:page-layout-name="PM1" draw:style-name="Mdp1">
      <draw:frame presentation:style-name="Standard-title" draw:layer="backgroundobjects" svg:width="26.998cm" svg:height="5.005cm" svg:x="1.5cm" svg:y="1.198cm" presentation:class="title" presentation:placeholder="true">
        <draw:text-box/>
      </draw:frame>
      <draw:frame presentation:style-name="Standard-outline1" draw:layer="backgroundobjects" svg:width="26.998cm" svg:height="17.398cm" svg:x="1.5cm" svg:y="7.017cm" presentation:class="outline" presentation:placeholder="true">
        <draw:text-box/>
      </draw:frame>
      <draw:frame presentation:style-name="Mpr1" draw:text-style-name="MP2" draw:layer="backgroundobjects" svg:width="6.989cm" svg:height="2.067cm" svg:x="1.5cm" svg:y="27.32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509cm" svg:height="2.067cm" svg:x="10.257cm" svg:y="27.32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89cm" svg:height="2.067cm" svg:x="21.507cm" svg:y="27.327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18:20:18.095000000</meta:creation-date>
    <dc:date>2022-06-30T19:10:16.966000000</dc:date>
    <meta:editing-duration>PT8H34M29S</meta:editing-duration>
    <meta:editing-cycles>30</meta:editing-cycles>
    <meta:generator>LibreOffice/7.1.2.2$Windows_X86_64 LibreOffice_project/8a45595d069ef5570103caea1b71cc9d82b2aae4</meta:generator>
    <meta:document-statistic meta:object-count="70"/>
  </office:meta>
</office:document-meta>
</file>